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1.503cm"/>
    </style:style>
    <style:style style:name="co3" style:family="table-column">
      <style:table-column-properties fo:break-before="auto" style:column-width="1.891cm"/>
    </style:style>
    <style:style style:name="co4" style:family="table-column">
      <style:table-column-properties fo:break-before="auto" style:column-width="1.475cm"/>
    </style:style>
    <style:style style:name="co5" style:family="table-column">
      <style:table-column-properties fo:break-before="auto" style:column-width="4.554cm"/>
    </style:style>
    <style:style style:name="co6" style:family="table-column">
      <style:table-column-properties fo:break-before="auto" style:column-width="1.531cm"/>
    </style:style>
    <style:style style:name="co7" style:family="table-column">
      <style:table-column-properties fo:break-before="auto" style:column-width="3.417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unit</text:p>
          </table:table-cell>
          <table:table-cell office:value-type="string">
            <text:p>split</text:p>
          </table:table-cell>
          <table:table-cell office:value-type="string">
            <text:p>desc</text:p>
          </table:table-cell>
          <table:table-cell office:value-type="string">
            <text:p>stored</text:p>
          </table:table-cell>
          <table:table-cell office:value-type="string">
            <text:p>category</text:p>
          </table:table-cell>
          <table:table-cell office:value-type="string">
            <text:p>dist</text:p>
          </table:table-cell>
        </table:table-row>
        <table:table-row table:style-name="ro1">
          <table:table-cell office:value-type="string">
            <text:p>Sugar</text:p>
          </table:table-cell>
          <table:table-cell office:value-type="string">
            <text:p>F09570</text:p>
          </table:table-cell>
          <table:table-cell office:value-type="string">
            <text:p>10/2kg</text:p>
          </table:table-cell>
          <table:table-cell office:value-type="string">
            <text:p>TRUE</text:p>
          </table:table-cell>
          <table:table-cell office:value-type="string">
            <text:p>Granulated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d Tails</text:p>
          </table:table-cell>
          <table:table-cell office:value-type="string">
            <text:p>F42305</text:p>
          </table:table-cell>
          <table:table-cell office:value-type="string">
            <text:p>1/10lb</text:p>
          </table:table-cell>
          <table:table-cell office:value-type="string">
            <text:p>FALSE</text:p>
          </table:table-cell>
          <table:table-cell office:value-type="string">
            <text:p>5oz</text:p>
          </table:table-cell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nini Buns</text:p>
          </table:table-cell>
          <table:table-cell office:value-type="string">
            <text:p>F38352</text:p>
          </table:table-cell>
          <table:table-cell office:value-type="string">
            <text:p>45/120gm</text:p>
          </table:table-cell>
          <table:table-cell office:value-type="string">
            <text:p>FALSE</text:p>
          </table:table-cell>
          <table:table-cell office:value-type="string">
            <text:p>Swiss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con</text:p>
          </table:table-cell>
          <table:table-cell office:value-type="string">
            <text:p>F27126</text:p>
          </table:table-cell>
          <table:table-cell office:value-type="string">
            <text:p>1/5kg</text:p>
          </table:table-cell>
          <table:table-cell office:value-type="string">
            <text:p>FALSE</text:p>
          </table:table-cell>
          <table:table-cell office:value-type="string">
            <text:p>16/18 Center Cut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Worchestershire Sauce</text:p>
          </table:table-cell>
          <table:table-cell office:value-type="string">
            <text:p>F06536</text:p>
          </table:table-cell>
          <table:table-cell office:value-type="string">
            <text:p>2/3.78lt</text:p>
          </table:table-cell>
          <table:table-cell office:value-type="string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basco Sauce</text:p>
          </table:table-cell>
          <table:table-cell office:value-type="string">
            <text:p>F06527</text:p>
          </table:table-cell>
          <table:table-cell office:value-type="string">
            <text:p>1/350ml</text:p>
          </table:table-cell>
          <table:table-cell office:value-type="string">
            <text:p>TRUE</text:p>
          </table:table-cell>
          <table:table-cell office:value-type="string">
            <text:p>Large</text:p>
          </table:table-cell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Wings</text:p>
          </table:table-cell>
          <table:table-cell office:value-type="string">
            <text:p>F31654</text:p>
          </table:table-cell>
          <table:table-cell office:value-type="string">
            <text:p>8/5lb</text:p>
          </table:table-cell>
          <table:table-cell office:value-type="string">
            <text:p>TRUE</text:p>
          </table:table-cell>
          <table:table-cell office:value-type="string">
            <text:p>8/10 IQF Split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eese Balls</text:p>
          </table:table-cell>
          <table:table-cell office:value-type="string">
            <text:p>F35610</text:p>
          </table:table-cell>
          <table:table-cell office:value-type="string">
            <text:p>1/5lb</text:p>
          </table:table-cell>
          <table:table-cell office:value-type="string">
            <text:p>FALSE</text:p>
          </table:table-cell>
          <table:table-cell office:value-type="string">
            <text:p>Cheddar 32+/lb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utt Shrimp</text:p>
          </table:table-cell>
          <table:table-cell office:value-type="string">
            <text:p>F43187</text:p>
          </table:table-cell>
          <table:table-cell office:value-type="string">
            <text:p>4/25.lb</text:p>
          </table:table-cell>
          <table:table-cell office:value-type="string">
            <text:p>TRUE</text:p>
          </table:table-cell>
          <table:table-cell office:value-type="string">
            <text:p>Breaded, Butterfly 21/25</text:p>
          </table:table-cell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eddar</text:p>
          </table:table-cell>
          <table:table-cell office:value-type="string">
            <text:p>F20595</text:p>
          </table:table-cell>
          <table:table-cell office:value-type="string">
            <text:p>1/2.5kg</text:p>
          </table:table-cell>
          <table:table-cell office:value-type="string">
            <text:p>TRUE</text:p>
          </table:table-cell>
          <table:table-cell office:value-type="string">
            <text:p>Shredded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lamato</text:p>
          </table:table-cell>
          <table:table-cell office:value-type="string">
            <text:p>F10166</text:p>
          </table:table-cell>
          <table:table-cell office:value-type="string">
            <text:p>8/1.89lt</text:p>
          </table:table-cell>
          <table:table-cell office:value-type="string">
            <text:p>TRUE</text:p>
          </table:table-cell>
          <table:table-cell office:value-type="string">
            <text:p>Jug</text:p>
          </table:table-cell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Wet Naps</text:p>
          </table:table-cell>
          <table:table-cell office:value-type="string">
            <text:p>F55251</text:p>
          </table:table-cell>
          <table:table-cell office:value-type="string">
            <text:p>1/1000's</text:p>
          </table:table-cell>
          <table:table-cell office:value-type="string">
            <text:p>FALSE</text:p>
          </table:table-cell>
          <table:table-cell office:value-type="string">
            <text:p>Moist Towelettes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Sour Cream</text:p>
          </table:table-cell>
          <table:table-cell office:value-type="string">
            <text:p>F44144</text:p>
          </table:table-cell>
          <table:table-cell office:value-type="string">
            <text:p>1/10lt</text:p>
          </table:table-cell>
          <table:table-cell office:value-type="string">
            <text:p>FALSE</text:p>
          </table:table-cell>
          <table:table-cell office:value-type="string">
            <text:p>14%, Big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yo</text:p>
          </table:table-cell>
          <table:table-cell office:value-type="string">
            <text:p>F05159</text:p>
          </table:table-cell>
          <table:table-cell office:value-type="string">
            <text:p>1/16lt</text:p>
          </table:table-cell>
          <table:table-cell office:value-type="string">
            <text:p>FALSE</text:p>
          </table:table-cell>
          <table:table-cell office:value-type="string">
            <text:p>Kraft  Real, Big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yo</text:p>
          </table:table-cell>
          <table:table-cell office:value-type="string">
            <text:p>F05157</text:p>
          </table:table-cell>
          <table:table-cell office:value-type="string">
            <text:p>2/3.78lt</text:p>
          </table:table-cell>
          <table:table-cell office:value-type="string">
            <text:p>FALSE</text:p>
          </table:table-cell>
          <table:table-cell office:value-type="string">
            <text:p>Kraft  Real, Little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Jalapenos</text:p>
          </table:table-cell>
          <table:table-cell office:value-type="string">
            <text:p>F01110</text:p>
          </table:table-cell>
          <table:table-cell office:value-type="string">
            <text:p>1/102oz</text:p>
          </table:table-cell>
          <table:table-cell office:value-type="string">
            <text:p>TRUE</text:p>
          </table:table-cell>
          <table:table-cell office:value-type="string">
            <text:p>Sliced, Can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Plastic Portion Cup</text:p>
          </table:table-cell>
          <table:table-cell office:value-type="string">
            <text:p>F54502</text:p>
          </table:table-cell>
          <table:table-cell office:value-type="string">
            <text:p>10/250's</text:p>
          </table:table-cell>
          <table:table-cell office:value-type="string">
            <text:p>TRUE</text:p>
          </table:table-cell>
          <table:table-cell office:value-type="string">
            <text:p>3.25oz, Translucent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sket Liners</text:p>
          </table:table-cell>
          <table:table-cell office:value-type="string">
            <text:p>F55773</text:p>
          </table:table-cell>
          <table:table-cell office:value-type="string">
            <text:p>1/2000's</text:p>
          </table:table-cell>
          <table:table-cell office:value-type="string">
            <text:p>FALSE</text:p>
          </table:table-cell>
          <table:table-cell office:value-type="string">
            <text:p>Red, Checkers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ortion Bag</text:p>
          </table:table-cell>
          <table:table-cell office:value-type="string">
            <text:p>F54122</text:p>
          </table:table-cell>
          <table:table-cell office:value-type="string">
            <text:p>1/500's</text:p>
          </table:table-cell>
          <table:table-cell office:value-type="string">
            <text:p>FALSE</text:p>
          </table:table-cell>
          <table:table-cell office:value-type="string">
            <text:p>2lb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per Towels</text:p>
          </table:table-cell>
          <table:table-cell office:value-type="string">
            <text:p>F55315</text:p>
          </table:table-cell>
          <table:table-cell office:value-type="string">
            <text:p>24/205ft</text:p>
          </table:table-cell>
          <table:table-cell office:value-type="string">
            <text:p>FALSE</text:p>
          </table:table-cell>
          <table:table-cell office:value-type="string">
            <text:p>8, Brown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 Rings</text:p>
          </table:table-cell>
          <table:table-cell office:value-type="string">
            <text:p>F20329</text:p>
          </table:table-cell>
          <table:table-cell office:value-type="string">
            <text:p>1/4kg</text:p>
          </table:table-cell>
          <table:table-cell office:value-type="string">
            <text:p>FALSE</text:p>
          </table:table-cell>
          <table:table-cell office:value-type="string">
            <text:p>Battered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Sweet Potato Fries</text:p>
          </table:table-cell>
          <table:table-cell office:value-type="string">
            <text:p>F22117</text:p>
          </table:table-cell>
          <table:table-cell office:value-type="string">
            <text:p>6/2.5lb</text:p>
          </table:table-cell>
          <table:table-cell office:value-type="string">
            <text:p>TRUE</text:p>
          </table:table-cell>
          <table:table-cell office:value-type="string">
            <text:p>Plank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Breast</text:p>
          </table:table-cell>
          <table:table-cell office:value-type="string">
            <text:p>F32789</text:p>
          </table:table-cell>
          <table:table-cell office:value-type="string">
            <text:p>1/4kg</text:p>
          </table:table-cell>
          <table:table-cell office:value-type="string">
            <text:p>FALSE</text:p>
          </table:table-cell>
          <table:table-cell office:value-type="string">
            <text:p>Breaded, Supreme Crunch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ouda, Smoked</text:p>
          </table:table-cell>
          <table:table-cell office:value-type="string">
            <text:p>F20637</text:p>
          </table:table-cell>
          <table:table-cell office:value-type="string">
            <text:p>1/4.37kg</text:p>
          </table:table-cell>
          <table:table-cell office:value-type="string">
            <text:p>FALSE</text:p>
          </table:table-cell>
          <table:table-cell office:value-type="string">
            <text:p>Wheel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onterey Jack</text:p>
          </table:table-cell>
          <table:table-cell office:value-type="string">
            <text:p>F20631</text:p>
          </table:table-cell>
          <table:table-cell office:value-type="string">
            <text:p>4/2.5kg</text:p>
          </table:table-cell>
          <table:table-cell office:value-type="string">
            <text:p>TRUE</text:p>
          </table:table-cell>
          <table:table-cell office:value-type="string">
            <text:p>Shredded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eddar</text:p>
          </table:table-cell>
          <table:table-cell office:value-type="string">
            <text:p>F20595</text:p>
          </table:table-cell>
          <table:table-cell office:value-type="string">
            <text:p>4/2.5kg</text:p>
          </table:table-cell>
          <table:table-cell office:value-type="string">
            <text:p>TRUE</text:p>
          </table:table-cell>
          <table:table-cell office:value-type="string">
            <text:p>Shredded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ble Cream</text:p>
          </table:table-cell>
          <table:table-cell office:value-type="string">
            <text:p>F44161</text:p>
          </table:table-cell>
          <table:table-cell office:value-type="string">
            <text:p>12/1lt</text:p>
          </table:table-cell>
          <table:table-cell office:value-type="string">
            <text:p>TRUE</text:p>
          </table:table-cell>
          <table:table-cell office:value-type="string">
            <text:p>18.00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Lemon Pepper</text:p>
          </table:table-cell>
          <table:table-cell office:value-type="string">
            <text:p>F13977</text:p>
          </table:table-cell>
          <table:table-cell office:value-type="string">
            <text:p>1/795gm</text:p>
          </table:table-cell>
          <table:table-cell office:value-type="string">
            <text:p>FALSE</text:p>
          </table:table-cell>
          <table:table-cell office:value-type="string">
            <text:p>Spice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anch</text:p>
          </table:table-cell>
          <table:table-cell office:value-type="string">
            <text:p>F05191</text:p>
          </table:table-cell>
          <table:table-cell office:value-type="string">
            <text:p>2/3.78lt</text:p>
          </table:table-cell>
          <table:table-cell office:value-type="string">
            <text:p>TRUE</text:p>
          </table:table-cell>
          <table:table-cell office:value-type="string">
            <text:p>Ranchers Choice</text:p>
          </table:table-cell>
          <table:table-cell office:value-type="string">
            <text:p>Pantry</text:p>
          </table:table-cell>
          <table:table-cell office:value-type="string">
            <text:p>Sauce &amp; Dressing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live Oil</text:p>
          </table:table-cell>
          <table:table-cell office:value-type="string">
            <text:p>F13736</text:p>
          </table:table-cell>
          <table:table-cell office:value-type="string">
            <text:p>1/3lt</text:p>
          </table:table-cell>
          <table:table-cell office:value-type="string">
            <text:p>FALSE</text:p>
          </table:table-cell>
          <table:table-cell office:value-type="string">
            <text:p>Pure, Extra Virgin</text:p>
          </table:table-cell>
          <table:table-cell office:value-type="string">
            <text:p>Pantry</text:p>
          </table:table-cell>
          <table:table-cell office:value-type="string">
            <text:p>Oil &amp; Vineg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nola </text:p>
          </table:table-cell>
          <table:table-cell office:value-type="string">
            <text:p>F13745</text:p>
          </table:table-cell>
          <table:table-cell office:value-type="string">
            <text:p>1/16lt</text:p>
          </table:table-cell>
          <table:table-cell office:value-type="string">
            <text:p>FALSE</text:p>
          </table:table-cell>
          <table:table-cell office:value-type="string">
            <text:p>Canola Oil, Box</text:p>
          </table:table-cell>
          <table:table-cell office:value-type="string">
            <text:p>Pantry</text:p>
          </table:table-cell>
          <table:table-cell office:value-type="string">
            <text:p>Oil &amp; Vineg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inner Napkins</text:p>
          </table:table-cell>
          <table:table-cell office:value-type="string">
            <text:p>F55245</text:p>
          </table:table-cell>
          <table:table-cell office:value-type="string">
            <text:p>12/250's</text:p>
          </table:table-cell>
          <table:table-cell office:value-type="string">
            <text:p>FALSE</text:p>
          </table:table-cell>
          <table:table-cell office:value-type="string">
            <text:p>1-ply, 8 fold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ozza Sticks</text:p>
          </table:table-cell>
          <table:table-cell office:value-type="string">
            <text:p>F35608</text:p>
          </table:table-cell>
          <table:table-cell office:value-type="string">
            <text:p>1/5lb</text:p>
          </table:table-cell>
          <table:table-cell office:value-type="string">
            <text:p>FALSE</text:p>
          </table:table-cell>
          <table:table-cell office:value-type="string">
            <text:p>Breaded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Pretzel</text:p>
          </table:table-cell>
          <table:table-cell office:value-type="string">
            <text:p>F36634</text:p>
          </table:table-cell>
          <table:table-cell office:value-type="string">
            <text:p>48/3oz</text:p>
          </table:table-cell>
          <table:table-cell office:value-type="string">
            <text:p>FALSE</text:p>
          </table:table-cell>
          <table:table-cell office:value-type="string">
            <text:p>w/Salt Pack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rie</text:p>
          </table:table-cell>
          <table:table-cell office:value-type="string">
            <text:p>F20494</text:p>
          </table:table-cell>
          <table:table-cell office:value-type="string">
            <text:p>1/300gm</text:p>
          </table:table-cell>
          <table:table-cell office:value-type="string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ream Cheese</text:p>
          </table:table-cell>
          <table:table-cell office:value-type="string">
            <text:p>F20820</text:p>
          </table:table-cell>
          <table:table-cell office:value-type="string">
            <text:p>1/1.5kg</text:p>
          </table:table-cell>
          <table:table-cell office:value-type="string">
            <text:p>TRUE</text:p>
          </table:table-cell>
          <table:table-cell office:value-type="string">
            <text:p>Plain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opped Garlic</text:p>
          </table:table-cell>
          <table:table-cell office:value-type="string">
            <text:p>F05225</text:p>
          </table:table-cell>
          <table:table-cell office:value-type="string">
            <text:p>6/1kg</text:p>
          </table:table-cell>
          <table:table-cell office:value-type="string">
            <text:p>TRUE</text:p>
          </table:table-cell>
          <table:table-cell office:value-type="string">
            <text:p>In Oil,</text:p>
          </table:table-cell>
          <table:table-cell office:value-type="string">
            <text:p>Fridge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uttermilk</text:p>
          </table:table-cell>
          <table:table-cell office:value-type="string">
            <text:p>F44183</text:p>
          </table:table-cell>
          <table:table-cell office:value-type="string">
            <text:p>12/1lt</text:p>
          </table:table-cell>
          <table:table-cell office:value-type="string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ttered Mushrooms</text:p>
          </table:table-cell>
          <table:table-cell office:value-type="string">
            <text:p>F20341</text:p>
          </table:table-cell>
          <table:table-cell office:value-type="string">
            <text:p>1/5lb</text:p>
          </table:table-cell>
          <table:table-cell office:value-type="string">
            <text:p>FALSE</text:p>
          </table:table-cell>
          <table:table-cell office:value-type="string">
            <text:p>Button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Ground Beef</text:p>
          </table:table-cell>
          <table:table-cell office:value-type="string">
            <text:p>F22372</text:p>
          </table:table-cell>
          <table:table-cell office:value-type="string">
            <text:p>2/2.27kg</text:p>
          </table:table-cell>
          <table:table-cell office:value-type="string">
            <text:p>TRUE</text:p>
          </table:table-cell>
          <table:table-cell office:value-type="string">
            <text:p>Lean, Cock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eta</text:p>
          </table:table-cell>
          <table:table-cell office:value-type="string">
            <text:p>F20654</text:p>
          </table:table-cell>
          <table:table-cell office:value-type="string">
            <text:p>1/3kg</text:p>
          </table:table-cell>
          <table:table-cell office:value-type="string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gs</text:p>
          </table:table-cell>
          <table:table-cell office:value-type="string">
            <text:p>F42512</text:p>
          </table:table-cell>
          <table:table-cell office:value-type="string">
            <text:p>1/1000's</text:p>
          </table:table-cell>
          <table:table-cell office:value-type="string">
            <text:p>FALSE</text:p>
          </table:table-cell>
          <table:table-cell office:value-type="string">
            <text:p>T-Shirt Style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arbage Bags</text:p>
          </table:table-cell>
          <table:table-cell office:value-type="string">
            <text:p>F54172</text:p>
          </table:table-cell>
          <table:table-cell office:value-type="string">
            <text:p>1/100's</text:p>
          </table:table-cell>
          <table:table-cell office:value-type="string">
            <text:p>FALSE</text:p>
          </table:table-cell>
          <table:table-cell office:value-type="string">
            <text:p>35 x 50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Breasts</text:p>
          </table:table-cell>
          <table:table-cell office:value-type="string">
            <text:p>F31648</text:p>
          </table:table-cell>
          <table:table-cell office:value-type="string">
            <text:p>1/4kg</text:p>
          </table:table-cell>
          <table:table-cell office:value-type="string">
            <text:p>FALSE</text:p>
          </table:table-cell>
          <table:table-cell office:value-type="string">
            <text:p>50z, Boneless, Skinless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lamari</text:p>
          </table:table-cell>
          <table:table-cell office:value-type="string">
            <text:p>F42751</text:p>
          </table:table-cell>
          <table:table-cell office:value-type="string">
            <text:p>6/2lb</text:p>
          </table:table-cell>
          <table:table-cell office:value-type="string">
            <text:p>TRUE</text:p>
          </table:table-cell>
          <table:table-cell office:value-type="string">
            <text:p>Breaded</text:p>
          </table:table-cell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rgarine</text:p>
          </table:table-cell>
          <table:table-cell office:value-type="string">
            <text:p>F44250</text:p>
          </table:table-cell>
          <table:table-cell office:value-type="string">
            <text:p>1/13kg</text:p>
          </table:table-cell>
          <table:table-cell office:value-type="string">
            <text:p>FALSE</text:p>
          </table:table-cell>
          <table:table-cell office:value-type="string">
            <text:p>Big</text:p>
          </table:table-cell>
          <table:table-cell office:value-type="string">
            <text:p>Fridge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Gravy</text:p>
          </table:table-cell>
          <table:table-cell office:value-type="string">
            <text:p>F03135</text:p>
          </table:table-cell>
          <table:table-cell office:value-type="string">
            <text:p>8/467gm</text:p>
          </table:table-cell>
          <table:table-cell office:value-type="string">
            <text:p>FALSE</text:p>
          </table:table-cell>
          <table:table-cell office:value-type="string">
            <text:p>Brown</text:p>
          </table:table-cell>
          <table:table-cell office:value-type="string">
            <text:p>Pantry</text:p>
          </table:table-cell>
          <table:table-cell office:value-type="string">
            <text:p>Sauce &amp; Dressing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Lemon Juice</text:p>
          </table:table-cell>
          <table:table-cell office:value-type="string">
            <text:p>F10262</text:p>
          </table:table-cell>
          <table:table-cell office:value-type="string">
            <text:p>12/945ml</text:p>
          </table:table-cell>
          <table:table-cell office:value-type="string">
            <text:p>TRUE</text:p>
          </table:table-cell>
          <table:table-cell office:value-type="string">
            <text:p>Concentrat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ig Takeout</text:p>
          </table:table-cell>
          <table:table-cell office:value-type="string">
            <text:p>F54397</text:p>
          </table:table-cell>
          <table:table-cell office:value-type="string">
            <text:p>2/100's</text:p>
          </table:table-cell>
          <table:table-cell office:value-type="string">
            <text:p>TRUE</text:p>
          </table:table-cell>
          <table:table-cell office:value-type="string">
            <text:p>9x9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ortilla</text:p>
          </table:table-cell>
          <table:table-cell office:value-type="string">
            <text:p>F01173</text:p>
          </table:table-cell>
          <table:table-cell office:value-type="string">
            <text:p>12/12's</text:p>
          </table:table-cell>
          <table:table-cell office:value-type="string">
            <text:p>TRUE</text:p>
          </table:table-cell>
          <table:table-cell office:value-type="string">
            <text:p>12, Flour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rmesan</text:p>
          </table:table-cell>
          <table:table-cell office:value-type="string">
            <text:p>F20702</text:p>
          </table:table-cell>
          <table:table-cell office:value-type="string">
            <text:p>2/1kg</text:p>
          </table:table-cell>
          <table:table-cell office:value-type="string">
            <text:p>TRUE</text:p>
          </table:table-cell>
          <table:table-cell office:value-type="string">
            <text:p>Shredded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esar</text:p>
          </table:table-cell>
          <table:table-cell office:value-type="string">
            <text:p>F05098</text:p>
          </table:table-cell>
          <table:table-cell office:value-type="string">
            <text:p>2/3.78lt</text:p>
          </table:table-cell>
          <table:table-cell office:value-type="string">
            <text:p>TRUE</text:p>
          </table:table-cell>
          <table:table-cell office:value-type="string">
            <text:p>Mighty, Gourmet</text:p>
          </table:table-cell>
          <table:table-cell office:value-type="string">
            <text:p>Fridge</text:p>
          </table:table-cell>
          <table:table-cell office:value-type="string">
            <text:p>Sauce &amp; Dressing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eese Curd</text:p>
          </table:table-cell>
          <table:table-cell office:value-type="string">
            <text:p>F20604</text:p>
          </table:table-cell>
          <table:table-cell office:value-type="string">
            <text:p>1/2kg</text:p>
          </table:table-cell>
          <table:table-cell office:value-type="string">
            <text:p>TRUE</text:p>
          </table:table-cell>
          <table:table-cell office:value-type="string">
            <text:p>White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reek Seasoning</text:p>
          </table:table-cell>
          <table:table-cell office:value-type="string">
            <text:p>F14210</text:p>
          </table:table-cell>
          <table:table-cell office:value-type="string">
            <text:p>1/510gm</text:p>
          </table:table-cell>
          <table:table-cell office:value-type="string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t</text:p>
          </table:table-cell>
          <table:table-cell office:value-type="string">
            <text:p>F13792</text:p>
          </table:table-cell>
          <table:table-cell office:value-type="string">
            <text:p>1/3lb</text:p>
          </table:table-cell>
          <table:table-cell office:value-type="string">
            <text:p>TRUE</text:p>
          </table:table-cell>
          <table:table-cell office:value-type="string">
            <text:p>Kosher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eef Soup Base</text:p>
          </table:table-cell>
          <table:table-cell office:value-type="string">
            <text:p>F02894</text:p>
          </table:table-cell>
          <table:table-cell office:value-type="string">
            <text:p>4/946ml</text:p>
          </table:table-cell>
          <table:table-cell office:value-type="string">
            <text:p>TRUE</text:p>
          </table:table-cell>
          <table:table-cell office:value-type="string">
            <text:p>Liquid, Concentrate</text:p>
          </table:table-cell>
          <table:table-cell office:value-type="string">
            <text:p>Pantry</text:p>
          </table:table-cell>
          <table:table-cell office:value-type="string">
            <text:p>Sauce &amp; Dressing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Honey Garlic</text:p>
          </table:table-cell>
          <table:table-cell office:value-type="string">
            <text:p>F06479</text:p>
          </table:table-cell>
          <table:table-cell office:value-type="string">
            <text:p>2/4lt</text:p>
          </table:table-cell>
          <table:table-cell office:value-type="string">
            <text:p>TRUE</text:p>
          </table:table-cell>
          <table:table-cell office:value-type="string">
            <text:p>Wing Sauce</text:p>
          </table:table-cell>
          <table:table-cell office:value-type="string">
            <text:p>Pantry</text:p>
          </table:table-cell>
          <table:table-cell office:value-type="string">
            <text:p>Sauce &amp; Dressing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ranks</text:p>
          </table:table-cell>
          <table:table-cell office:value-type="string">
            <text:p>F06450</text:p>
          </table:table-cell>
          <table:table-cell office:value-type="string">
            <text:p>2/3.78lt</text:p>
          </table:table-cell>
          <table:table-cell office:value-type="string">
            <text:p>TRUE</text:p>
          </table:table-cell>
          <table:table-cell office:value-type="string">
            <text:p>Red Hot, Wing Sauce</text:p>
          </table:table-cell>
          <table:table-cell office:value-type="string">
            <text:p>Pantry</text:p>
          </table:table-cell>
          <table:table-cell office:value-type="string">
            <text:p>Sauce &amp; Dressing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Nacho Chips</text:p>
          </table:table-cell>
          <table:table-cell office:value-type="string">
            <text:p>F01185</text:p>
          </table:table-cell>
          <table:table-cell office:value-type="string">
            <text:p>4/1.5lb</text:p>
          </table:table-cell>
          <table:table-cell office:value-type="string">
            <text:p>TRUE</text:p>
          </table:table-cell>
          <table:table-cell office:value-type="string">
            <text:p>Round, Yellow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Ketchup</text:p>
          </table:table-cell>
          <table:table-cell office:value-type="string">
            <text:p>F06950</text:p>
          </table:table-cell>
          <table:table-cell office:value-type="string">
            <text:p>500/8ml</text:p>
          </table:table-cell>
          <table:table-cell office:value-type="string">
            <text:p>FALSE</text:p>
          </table:table-cell>
          <table:table-cell office:value-type="string">
            <text:p>Individua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Vinegar</text:p>
          </table:table-cell>
          <table:table-cell office:value-type="string">
            <text:p>F07255</text:p>
          </table:table-cell>
          <table:table-cell office:value-type="string">
            <text:p>4/5lt</text:p>
          </table:table-cell>
          <table:table-cell office:value-type="string">
            <text:p>TRUE</text:p>
          </table:table-cell>
          <table:table-cell office:value-type="string">
            <text:p>White, Jug</text:p>
          </table:table-cell>
          <table:table-cell office:value-type="string">
            <text:p>Pantry</text:p>
          </table:table-cell>
          <table:table-cell office:value-type="string">
            <text:p>Oil &amp; Vineg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Lids</text:p>
          </table:table-cell>
          <table:table-cell office:value-type="string">
            <text:p>F54503</text:p>
          </table:table-cell>
          <table:table-cell office:value-type="string">
            <text:p>25/100's</text:p>
          </table:table-cell>
          <table:table-cell office:value-type="string">
            <text:p>TRUE</text:p>
          </table:table-cell>
          <table:table-cell office:value-type="string">
            <text:p>3.5/4oz Lids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Strips</text:p>
          </table:table-cell>
          <table:table-cell office:value-type="string">
            <text:p>F32731</text:p>
          </table:table-cell>
          <table:table-cell office:value-type="string">
            <text:p>2/2kg</text:p>
          </table:table-cell>
          <table:table-cell office:value-type="string">
            <text:p>FALSE</text:p>
          </table:table-cell>
          <table:table-cell office:value-type="string">
            <text:p>Love Me Tenders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n Chips</text:p>
          </table:table-cell>
          <table:table-cell office:value-type="string">
            <text:p>F01961</text:p>
          </table:table-cell>
          <table:table-cell office:value-type="string">
            <text:p>41/50's</text:p>
          </table:table-cell>
          <table:table-cell office:value-type="string">
            <text:p>TRUE</text:p>
          </table:table-cell>
          <table:table-cell office:value-type="string">
            <text:p>6", White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co Shells</text:p>
          </table:table-cell>
          <table:table-cell office:value-type="string">
            <text:p>F01805</text:p>
          </table:table-cell>
          <table:table-cell office:value-type="string">
            <text:p>42/12's</text:p>
          </table:table-cell>
          <table:table-cell office:value-type="string">
            <text:p>TRUE</text:p>
          </table:table-cell>
          <table:table-cell office:value-type="string">
            <text:p>6", White, Soft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Garbage Bags</text:p>
          </table:table-cell>
          <table:table-cell office:value-type="string">
            <text:p>F54169</text:p>
          </table:table-cell>
          <table:table-cell office:value-type="string">
            <text:p>1/125's</text:p>
          </table:table-cell>
          <table:table-cell office:value-type="string">
            <text:p>FALSE</text:p>
          </table:table-cell>
          <table:table-cell office:value-type="string">
            <text:p>26 x 36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ill Weed</text:p>
          </table:table-cell>
          <table:table-cell office:value-type="string">
            <text:p>F13946</text:p>
          </table:table-cell>
          <table:table-cell office:value-type="string">
            <text:p>1/140gm</text:p>
          </table:table-cell>
          <table:table-cell office:value-type="string">
            <text:p>FALSE</text:p>
          </table:table-cell>
          <table:table-cell office:value-type="string">
            <text:p>Rubbed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edium Sauce</text:p>
          </table:table-cell>
          <table:table-cell office:value-type="string">
            <text:p>F06425</text:p>
          </table:table-cell>
          <table:table-cell office:value-type="string">
            <text:p>2/3.7lt</text:p>
          </table:table-cell>
          <table:table-cell office:value-type="string">
            <text:p>TRUE</text:p>
          </table:table-cell>
          <table:table-cell office:value-type="string">
            <text:p>2nd Degree, Wing Sauce</text:p>
          </table:table-cell>
          <table:table-cell office:value-type="string">
            <text:p>Pantry</text:p>
          </table:table-cell>
          <table:table-cell office:value-type="string">
            <text:p>Sauce &amp; Dressing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ish Soap</text:p>
          </table:table-cell>
          <table:table-cell office:value-type="string">
            <text:p>F72100</text:p>
          </table:table-cell>
          <table:table-cell office:value-type="string">
            <text:p>4/4lt</text:p>
          </table:table-cell>
          <table:table-cell office:value-type="string">
            <text:p>TRUE</text:p>
          </table:table-cell>
          <table:table-cell office:value-type="string">
            <text:p>Lemon</text:p>
          </table:table-cell>
          <table:table-cell office:value-type="string">
            <text:p>Pantry</text:p>
          </table:table-cell>
          <table:table-cell office:value-type="string">
            <text:p>Chemica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conut Shrimp</text:p>
          </table:table-cell>
          <table:table-cell office:value-type="string">
            <text:p>F43218</text:p>
          </table:table-cell>
          <table:table-cell office:value-type="string">
            <text:p>4/2.5lb</text:p>
          </table:table-cell>
          <table:table-cell office:value-type="string">
            <text:p>TRUE</text:p>
          </table:table-cell>
          <table:table-cell/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sa</text:p>
          </table:table-cell>
          <table:table-cell office:value-type="string">
            <text:p>F01185</text:p>
          </table:table-cell>
          <table:table-cell office:value-type="string">
            <text:p>4/3.27lt</text:p>
          </table:table-cell>
          <table:table-cell office:value-type="string">
            <text:p>TRUE</text:p>
          </table:table-cell>
          <table:table-cell office:value-type="string">
            <text:p>Mild, Thick/Chunky</text:p>
          </table:table-cell>
          <table:table-cell office:value-type="string">
            <text:p>Pantry</text:p>
          </table:table-cell>
          <table:table-cell office:value-type="string">
            <text:p>Sauce &amp; Dressing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mall Takeout</text:p>
          </table:table-cell>
          <table:table-cell office:value-type="string">
            <text:p>F54395</text:p>
          </table:table-cell>
          <table:table-cell office:value-type="string">
            <text:p>1/250's</text:p>
          </table:table-cell>
          <table:table-cell office:value-type="string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J-Cloth</text:p>
          </table:table-cell>
          <table:table-cell office:value-type="string">
            <text:p>F55350</text:p>
          </table:table-cell>
          <table:table-cell office:value-type="string">
            <text:p>1/100's</text:p>
          </table:table-cell>
          <table:table-cell office:value-type="string">
            <text:p>FALSE</text:p>
          </table:table-cell>
          <table:table-cell office:value-type="string">
            <text:p>Blu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Orange Juice</text:p>
          </table:table-cell>
          <table:table-cell office:value-type="string">
            <text:p>F10101</text:p>
          </table:table-cell>
          <table:table-cell office:value-type="string">
            <text:p>6/1.89lt</text:p>
          </table:table-cell>
          <table:table-cell office:value-type="string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Ketchup</text:p>
          </table:table-cell>
          <table:table-cell office:value-type="string">
            <text:p>F06975</text:p>
          </table:table-cell>
          <table:table-cell office:value-type="string">
            <text:p>6/100oz</text:p>
          </table:table-cell>
          <table:table-cell office:value-type="string">
            <text:p>TRUE</text:p>
          </table:table-cell>
          <table:table-cell office:value-type="string">
            <text:p>Cans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F00702</text:p>
          </table:table-cell>
          <table:table-cell office:value-type="string">
            <text:p>6/3lt</text:p>
          </table:table-cell>
          <table:table-cell office:value-type="string">
            <text:p>TRUE</text:p>
          </table:table-cell>
          <table:table-cell office:value-type="string">
            <text:p>Whole, Plum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n Flakes</text:p>
          </table:table-cell>
          <table:table-cell office:value-type="string">
            <text:p>F04731</text:p>
          </table:table-cell>
          <table:table-cell office:value-type="string">
            <text:p>4/728gm</text:p>
          </table:table-cell>
          <table:table-cell office:value-type="string">
            <text:p>TRUE</text:p>
          </table:table-cell>
          <table:table-cell office:value-type="string">
            <text:p>Cerea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ok Out</text:p>
          </table:table-cell>
          <table:table-cell office:value-type="string">
            <text:p>F70815</text:p>
          </table:table-cell>
          <table:table-cell office:value-type="string">
            <text:p>4/4lt</text:p>
          </table:table-cell>
          <table:table-cell office:value-type="string">
            <text:p>TRUE</text:p>
          </table:table-cell>
          <table:table-cell office:value-type="string">
            <text:p>Grill &amp; Fryer Cleaner</text:p>
          </table:table-cell>
          <table:table-cell office:value-type="string">
            <text:p>Pantry</text:p>
          </table:table-cell>
          <table:table-cell office:value-type="string">
            <text:p>Chemica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ub Buns</text:p>
          </table:table-cell>
          <table:table-cell office:value-type="string">
            <text:p>F36354</text:p>
          </table:table-cell>
          <table:table-cell office:value-type="string">
            <text:p>40/140gm</text:p>
          </table:table-cell>
          <table:table-cell office:value-type="string">
            <text:p>FALSE</text:p>
          </table:table-cell>
          <table:table-cell office:value-type="string">
            <text:p>12, Fully Baked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our Cream</text:p>
          </table:table-cell>
          <table:table-cell office:value-type="string">
            <text:p>F44156</text:p>
          </table:table-cell>
          <table:table-cell office:value-type="string">
            <text:p>1/2lt</text:p>
          </table:table-cell>
          <table:table-cell office:value-type="string">
            <text:p>FALSE</text:p>
          </table:table-cell>
          <table:table-cell office:value-type="string">
            <text:p>Little Sour Cream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ue Cheese Dressing</text:p>
          </table:table-cell>
          <table:table-cell office:value-type="string">
            <text:p>F05065</text:p>
          </table:table-cell>
          <table:table-cell office:value-type="string">
            <text:p>2/3.78lt</text:p>
          </table:table-cell>
          <table:table-cell office:value-type="string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Sauce &amp; Dressing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lum Sauce</text:p>
          </table:table-cell>
          <table:table-cell office:value-type="string">
            <text:p>F06475</text:p>
          </table:table-cell>
          <table:table-cell office:value-type="string">
            <text:p>4/4lt</text:p>
          </table:table-cell>
          <table:table-cell office:value-type="string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 &amp; Dressing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Lemon Pepper</text:p>
          </table:table-cell>
          <table:table-cell office:value-type="string">
            <text:p>F13977</text:p>
          </table:table-cell>
          <table:table-cell office:value-type="string">
            <text:p>1/795gm</text:p>
          </table:table-cell>
          <table:table-cell office:value-type="string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reamers</text:p>
          </table:table-cell>
          <table:table-cell office:value-type="string">
            <text:p>F44159</text:p>
          </table:table-cell>
          <table:table-cell office:value-type="string">
            <text:p>4/160's</text:p>
          </table:table-cell>
          <table:table-cell office:value-type="string">
            <text:p>TRUE</text:p>
          </table:table-cell>
          <table:table-cell office:value-type="string">
            <text:p>18.00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rsley Flakes</text:p>
          </table:table-cell>
          <table:table-cell office:value-type="string">
            <text:p>F14025</text:p>
          </table:table-cell>
          <table:table-cell office:value-type="string">
            <text:p>1/85gm</text:p>
          </table:table-cell>
          <table:table-cell office:value-type="string">
            <text:p>FALSE</text:p>
          </table:table-cell>
          <table:table-cell office:value-type="string">
            <text:p>(small)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elish</text:p>
          </table:table-cell>
          <table:table-cell office:value-type="string">
            <text:p>F06855</text:p>
          </table:table-cell>
          <table:table-cell office:value-type="string">
            <text:p>2/3.78lt</text:p>
          </table:table-cell>
          <table:table-cell office:value-type="string">
            <text:p>TRUE</text:p>
          </table:table-cell>
          <table:table-cell office:value-type="string">
            <text:p>Sweet, Green</text:p>
          </table:table-cell>
          <table:table-cell office:value-type="string">
            <text:p>Pantry</text:p>
          </table:table-cell>
          <table:table-cell office:value-type="string">
            <text:p>Sauce &amp; Dressing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oppers</text:p>
          </table:table-cell>
          <table:table-cell office:value-type="string">
            <text:p>F20440</text:p>
          </table:table-cell>
          <table:table-cell office:value-type="string">
            <text:p>2/2.5lb</text:p>
          </table:table-cell>
          <table:table-cell office:value-type="string">
            <text:p>TRUE</text:p>
          </table:table-cell>
          <table:table-cell office:value-type="string">
            <text:p>w/ Cream Cheese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Hamburger Bun</text:p>
          </table:table-cell>
          <table:table-cell office:value-type="string">
            <text:p>F38351</text:p>
          </table:table-cell>
          <table:table-cell office:value-type="string">
            <text:p>48/80gm</text:p>
          </table:table-cell>
          <table:table-cell office:value-type="string">
            <text:p>FALSE</text:p>
          </table:table-cell>
          <table:table-cell office:value-type="string">
            <text:p>4", Classic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t</text:p>
          </table:table-cell>
          <table:table-cell office:value-type="string">
            <text:p>F13791</text:p>
          </table:table-cell>
          <table:table-cell office:value-type="string">
            <text:p>1/20kg</text:p>
          </table:table-cell>
          <table:table-cell office:value-type="string">
            <text:p>FALSE</text:p>
          </table:table-cell>
          <table:table-cell office:value-type="string">
            <text:p>Table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ilm Wrap</text:p>
          </table:table-cell>
          <table:table-cell office:value-type="string">
            <text:p>F55615</text:p>
          </table:table-cell>
          <table:table-cell office:value-type="string">
            <text:p>1/2500ft</text:p>
          </table:table-cell>
          <table:table-cell office:value-type="string">
            <text:p>FALSE</text:p>
          </table:table-cell>
          <table:table-cell office:value-type="string">
            <text:p>11", w/ Cutter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oil</text:p>
          </table:table-cell>
          <table:table-cell office:value-type="string">
            <text:p>F55636</text:p>
          </table:table-cell>
          <table:table-cell office:value-type="string">
            <text:p>1/100m</text:p>
          </table:table-cell>
          <table:table-cell office:value-type="string">
            <text:p>FALSE</text:p>
          </table:table-cell>
          <table:table-cell office:value-type="string">
            <text:p>Heavy Duty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oking Spray</text:p>
          </table:table-cell>
          <table:table-cell office:value-type="string">
            <text:p>F13611</text:p>
          </table:table-cell>
          <table:table-cell office:value-type="string">
            <text:p>6/14oz</text:p>
          </table:table-cell>
          <table:table-cell office:value-type="string">
            <text:p>TRUE</text:p>
          </table:table-cell>
          <table:table-cell office:value-type="string">
            <text:p>Canola Oil, Can</text:p>
          </table:table-cell>
          <table:table-cell office:value-type="string">
            <text:p>Pantry</text:p>
          </table:table-cell>
          <table:table-cell office:value-type="string">
            <text:p>Oil &amp; Vineg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sk</text:p>
          </table:table-cell>
          <table:table-cell office:value-type="string">
            <text:p>F55300</text:p>
          </table:table-cell>
          <table:table-cell office:value-type="string">
            <text:p>1/50's</text:p>
          </table:table-cell>
          <table:table-cell office:value-type="string">
            <text:p>FALSE</text:p>
          </table:table-cell>
          <table:table-cell/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each</text:p>
          </table:table-cell>
          <table:table-cell office:value-type="string">
            <text:p>F55751</text:p>
          </table:table-cell>
          <table:table-cell office:value-type="string">
            <text:p>6/5lt</text:p>
          </table:table-cell>
          <table:table-cell office:value-type="string">
            <text:p>TRUE</text:p>
          </table:table-cell>
          <table:table-cell office:value-type="string">
            <text:p>6.00%</text:p>
          </table:table-cell>
          <table:table-cell office:value-type="string">
            <text:p>Pantry</text:p>
          </table:table-cell>
          <table:table-cell office:value-type="string">
            <text:p>Chemica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osemary</text:p>
          </table:table-cell>
          <table:table-cell office:value-type="string">
            <text:p>F14085</text:p>
          </table:table-cell>
          <table:table-cell office:value-type="string">
            <text:p>1/275gm</text:p>
          </table:table-cell>
          <table:table-cell office:value-type="string">
            <text:p>FALSE</text:p>
          </table:table-cell>
          <table:table-cell office:value-type="string">
            <text:p>Rubbed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rley</text:p>
          </table:table-cell>
          <table:table-cell office:value-type="string">
            <text:p>F02106</text:p>
          </table:table-cell>
          <table:table-cell office:value-type="string">
            <text:p>1/2lbs</text:p>
          </table:table-cell>
          <table:table-cell office:value-type="string">
            <text:p>TRUE</text:p>
          </table:table-cell>
          <table:table-cell office:value-type="string">
            <text:p>Pear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ilkette</text:p>
          </table:table-cell>
          <table:table-cell office:value-type="string">
            <text:p>F44155</text:p>
          </table:table-cell>
          <table:table-cell office:value-type="string">
            <text:p>4/160's</text:p>
          </table:table-cell>
          <table:table-cell office:value-type="string">
            <text:p>TRUE</text:p>
          </table:table-cell>
          <table:table-cell office:value-type="string">
            <text:p>2.00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regano</text:p>
          </table:table-cell>
          <table:table-cell office:value-type="string">
            <text:p>F14015</text:p>
          </table:table-cell>
          <table:table-cell office:value-type="string">
            <text:p>1/150gm</text:p>
          </table:table-cell>
          <table:table-cell office:value-type="string">
            <text:p>FALSE</text:p>
          </table:table-cell>
          <table:table-cell office:value-type="string">
            <text:p>Rubbed, Leaves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hyme</text:p>
          </table:table-cell>
          <table:table-cell office:value-type="string">
            <text:p>F14125</text:p>
          </table:table-cell>
          <table:table-cell office:value-type="string">
            <text:p>1/224gm</text:p>
          </table:table-cell>
          <table:table-cell office:value-type="string">
            <text:p>FALSE</text:p>
          </table:table-cell>
          <table:table-cell office:value-type="string">
            <text:p>Rubbed, Leaves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king Powder</text:p>
          </table:table-cell>
          <table:table-cell office:value-type="string">
            <text:p>F09020</text:p>
          </table:table-cell>
          <table:table-cell office:value-type="string">
            <text:p>1/5kg</text:p>
          </table:table-cell>
          <table:table-cell office:value-type="string">
            <text:p>FALSE</text:p>
          </table:table-cell>
          <table:table-cell/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Flour</text:p>
          </table:table-cell>
          <table:table-cell office:value-type="string">
            <text:p>F09137</text:p>
          </table:table-cell>
          <table:table-cell office:value-type="string">
            <text:p>1/20kg</text:p>
          </table:table-cell>
          <table:table-cell office:value-type="string">
            <text:p>FALSE</text:p>
          </table:table-cell>
          <table:table-cell office:value-type="string">
            <text:p>Unbleached, All Purpos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Film Wrap</text:p>
          </table:table-cell>
          <table:table-cell office:value-type="string">
            <text:p>F55620</text:p>
          </table:table-cell>
          <table:table-cell office:value-type="string">
            <text:p>1/2500ft</text:p>
          </table:table-cell>
          <table:table-cell office:value-type="string">
            <text:p>FALSE</text:p>
          </table:table-cell>
          <table:table-cell office:value-type="string">
            <text:p>17", w/ Cutter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ustard</text:p>
          </table:table-cell>
          <table:table-cell office:value-type="string">
            <text:p>F07074</text:p>
          </table:table-cell>
          <table:table-cell office:value-type="string">
            <text:p>2/2.9lt</text:p>
          </table:table-cell>
          <table:table-cell office:value-type="string">
            <text:p>TRUE</text:p>
          </table:table-cell>
          <table:table-cell office:value-type="string">
            <text:p>Yellow, Prepared</text:p>
          </table:table-cell>
          <table:table-cell office:value-type="string">
            <text:p>Pantry</text:p>
          </table:table-cell>
          <table:table-cell office:value-type="string">
            <text:p>Sauce &amp; Dressing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Soup Base</text:p>
          </table:table-cell>
          <table:table-cell office:value-type="string">
            <text:p>F02895</text:p>
          </table:table-cell>
          <table:table-cell office:value-type="string">
            <text:p>6/946ml</text:p>
          </table:table-cell>
          <table:table-cell office:value-type="string">
            <text:p>TRUE</text:p>
          </table:table-cell>
          <table:table-cell office:value-type="string">
            <text:p>Liquid, Concentrate</text:p>
          </table:table-cell>
          <table:table-cell office:value-type="string">
            <text:p>Pantry</text:p>
          </table:table-cell>
          <table:table-cell office:value-type="string">
            <text:p>Sauce &amp; Dressing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 Powder</text:p>
          </table:table-cell>
          <table:table-cell office:value-type="string">
            <text:p>F14000</text:p>
          </table:table-cell>
          <table:table-cell office:value-type="string">
            <text:p>1/550gm</text:p>
          </table:table-cell>
          <table:table-cell office:value-type="string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lives</text:p>
          </table:table-cell>
          <table:table-cell office:value-type="string">
            <text:p>F06720</text:p>
          </table:table-cell>
          <table:table-cell office:value-type="string">
            <text:p>1/3lt</text:p>
          </table:table-cell>
          <table:table-cell office:value-type="string">
            <text:p>TRUE</text:p>
          </table:table-cell>
          <table:table-cell office:value-type="string">
            <text:p>Black, Kalamata, Larg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Portion Bag</text:p>
          </table:table-cell>
          <table:table-cell office:value-type="string">
            <text:p>F54140</text:p>
          </table:table-cell>
          <table:table-cell office:value-type="string">
            <text:p>1/500's</text:p>
          </table:table-cell>
          <table:table-cell office:value-type="string">
            <text:p>FALSE</text:p>
          </table:table-cell>
          <table:table-cell office:value-type="string">
            <text:p>2lb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ickles</text:p>
          </table:table-cell>
          <table:table-cell office:value-type="string">
            <text:p>F06630</text:p>
          </table:table-cell>
          <table:table-cell office:value-type="string">
            <text:p>1/19lt</text:p>
          </table:table-cell>
          <table:table-cell office:value-type="string">
            <text:p>FALSE</text:p>
          </table:table-cell>
          <table:table-cell office:value-type="string">
            <text:p>Deli Chip, Crinkle Cut</text:p>
          </table:table-cell>
          <table:table-cell office:value-type="string">
            <text:p>Fridge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eyond Beef</text:p>
          </table:table-cell>
          <table:table-cell office:value-type="string">
            <text:p>F22344</text:p>
          </table:table-cell>
          <table:table-cell office:value-type="string">
            <text:p>1/10lb</text:p>
          </table:table-cell>
          <table:table-cell office:value-type="string">
            <text:p>FALSE</text:p>
          </table:table-cell>
          <table:table-cell office:value-type="string">
            <text:p>4oz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9">2021-08-29</text:date>, <text:time>09:5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9$Win32 OpenOffice.org_project/419m1$Build-9805</meta:generator>
    <meta:document-statistic meta:table-count="1" meta:cell-count="836" meta:object-count="0"/>
  </office:meta>
</office:document-meta>
</file>